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ize="10.5pt" style:font-size-asian="10.5pt" style:font-size-complex="10.5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 meta:word-count="69" meta:character-count="445" meta:non-whitespace-character-count="377"/>
    <meta:generator>LibreOfficeDev/6.0.5.2$Linux_X86_64 LibreOffice_project/</meta:generator>
  </office:meta>
</office:document-meta>
</file>